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7844767003581639999"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8215911352601635081"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2312609507581158337"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9081159117764783214"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673980173429564430"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6389265722531334781"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084175293318995823"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820296822903968351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6476532" text:continue-list="list3084175293318995823"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841949199169132215"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481704"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483123"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6472652"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6471048"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484138"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146331276250184175"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119231891940339309"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174707687518554966"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479406"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739285902432605524"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824487688550408957"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974038084135450461" text:style-name="L15">
        <text:list-item>
          <text:list>
            <text:list-header>
              <text:p text:style-name="P184">1.5 miles averaging about 9:40/mile and rest 1 min</text:p>
            </text:list-header>
          </text:list>
        </text:list-item>
      </text:list>
      <text:p text:style-name="P24">1 mile in 8:26 and rest 2 min</text:p>
      <text:list xml:id="list5539959640516408942"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111629503481997020"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490958"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872243395007198595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32867552343964164"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3480335688038501976"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6474377" text:continue-list="list632867552343964164" text:style-name="L19">
        <text:list-item>
          <text:list>
            <text:list-header>
              <text:p text:style-name="P188">(Pace*HR)=1240</text:p>
            </text:list-header>
          </text:list>
        </text:list-item>
      </text:list>
      <text:list xml:id="list36490592" text:continue-list="list8722433950071985951" text:style-name="L18">
        <text:list-item>
          <text:list>
            <text:list-header>
              <text:p text:style-name="P187">2 miles at 10:46/mile Ave HR= 121 bpm and rest a few minutes</text:p>
            </text:list-header>
          </text:list>
        </text:list-item>
      </text:list>
      <text:list xml:id="list36464384" text:continue-list="list36474377"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6464420"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683300382610933988"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826068407507584954"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223902251645365126"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2915917857504809142"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233858688228078545"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97737479010579899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6488179"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473280"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787594889756772036"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344961273971718760"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409355138015597949"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735562121454838590"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38339971381903974"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574882735876568543" text:style-name="L32">
        <text:list-item>
          <text:list>
            <text:list-header>
              <text:p text:style-name="P198">0.25 miles in 2:54</text:p>
              <text:p text:style-name="P198">1 mile in 9:21 going faster as I ran and ending at around 8:30 pace</text:p>
            </text:list-header>
          </text:list>
        </text:list-item>
      </text:list>
      <text:list xml:id="list1625956266541984069"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19441510677923237"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757706428270276129"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12219625999714497"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83990733609836481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8009964936277296436"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main road.</text:p>
      <text:p text:style-name="P24">Run: 2 x (down and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10"><text:span text:style-name="T3"/></text:p>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text:soft-page-break/>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soft-page-break/><text:tab/> <text:s text:c="16"/><text:span text:style-name="T3">Splits: 8:33, 8:47, 8:50, 9:25, 8:08</text:span></text:p>
      <text:p text:style-name="P15"/>
      <text:list xml:id="list7751064537189517594"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ext:soft-page-break/>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02T16:21:13.07</dc:date>
    <dc:creator>James Lombardi</dc:creator>
    <meta:editing-duration>P31DT16H37M48S</meta:editing-duration>
    <meta:editing-cycles>2300</meta:editing-cycles>
    <meta:generator>OpenOffice/4.1.2$Win32 OpenOffice.org_project/412m3$Build-9782</meta:generator>
    <meta:document-statistic meta:table-count="0" meta:image-count="9" meta:object-count="0" meta:page-count="226" meta:paragraph-count="6653" meta:word-count="71298" meta:character-count="364672"/>
  </office:meta>
</office:document-meta>
</file>